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55cm" fo:min-width="20.5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solid" svg:stroke-width="0.1cm" draw:marker-start-width="0.35cm" draw:marker-end-width="0.35cm" draw:fill="solid" draw:fill-color="#eeeeee" draw:textarea-horizontal-align="justify" draw:textarea-vertical-align="middle" draw:auto-grow-height="false" fo:min-height="24.45cm" fo:min-width="20.5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3cm" svg:stroke-color="#000000" draw:marker-start-width="0.65cm" draw:marker-end-width="0.65cm" draw:fill="none" draw:fill-color="#ffffff" fo:min-height="1.35cm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ccffcc" draw:textarea-horizontal-align="justify" draw:textarea-vertical-align="middle" draw:auto-grow-height="false" fo:min-height="2.05cm" fo:min-width="20.5cm"/>
    </style:style>
    <style:style style:name="P1" style:family="paragraph">
      <style:paragraph-properties fo:text-align="center"/>
    </style:style>
    <style:style style:name="P2" style:family="paragraph">
      <style:text-properties fo:color="#66ff99"/>
    </style:style>
    <style:style style:name="P3" style:family="paragraph">
      <style:text-properties fo:color="#ffffff" fo:font-size="26pt" style:font-size-asian="26pt" style:font-size-complex="26pt"/>
    </style:style>
    <style:style style:name="P4" style:family="paragraph">
      <style:paragraph-properties fo:text-align="center"/>
      <style:text-properties fo:color="#66ff99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66ff99" fo:font-size="54pt" style:font-size-asian="54pt" style:font-size-complex="54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66ff99" fo:font-size="26pt" style:font-size-asian="26pt" style:font-size-complex="26pt"/>
    </style:style>
    <style:style style:name="P9" style:family="paragraph">
      <style:paragraph-properties fo:text-align="center"/>
      <style:text-properties fo:color="#000000"/>
    </style:style>
    <style:style style:name="T1" style:family="text">
      <style:text-properties fo:color="#66ff99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cm" svg:height="1.8cm" svg:x="1cm" svg:y="0.5cm">
          <draw:text-box>
            <text:p text:style-name="P2"><text:span text:style-name="T1">Menu</text:span></text:p>
          </draw:text-box>
        </draw:frame>
        <draw:frame draw:style-name="gr3" draw:text-style-name="P3" draw:layer="layout" svg:width="7.6cm" svg:height="1.5cm" svg:x="14.8cm" svg:y="0.4cm">
          <draw:text-box>
            <text:p text:style-name="P3"><text:span text:style-name="T2">Titre h1</text:span></text:p>
          </draw:text-box>
        </draw:frame>
        <draw:custom-shape draw:style-name="gr4" draw:text-style-name="P4" draw:layer="layout" svg:width="21cm" svg:height="24.7cm" svg:x="0cm" svg:y="2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9cm" svg:height="1.973cm" svg:x="6.6cm" svg:y="5.7cm">
          <draw:text-box>
            <text:p>Full background-image with sportman</text:p>
          </draw:text-box>
        </draw:frame>
        <draw:frame draw:style-name="gr6" draw:text-style-name="P6" draw:layer="layout" svg:width="14.3cm" svg:height="2.376cm" svg:x="2.2cm" svg:y="8.2cm">
          <draw:text-box>
            <text:p text:style-name="P5"><text:span text:style-name="T3">Title h2</text:span></text:p>
          </draw:text-box>
        </draw:frame>
        <draw:frame draw:style-name="gr3" draw:text-style-name="P8" draw:layer="layout" svg:width="10.8cm" svg:height="1.5cm" svg:x="8.9cm" svg:y="14.1cm">
          <draw:text-box>
            <text:p text:style-name="P7"><text:span text:style-name="T4">Texte</text:span></text:p>
          </draw:text-box>
        </draw:frame>
        <draw:line draw:style-name="gr7" draw:text-style-name="P4" draw:layer="layout" svg:x1="10.6cm" svg:y1="7.7cm" svg:x2="10.6cm" svg:y2="27.3cm">
          <text:p/>
        </draw:line>
        <draw:line draw:style-name="gr7" draw:text-style-name="P4" draw:layer="layout" svg:x1="0cm" svg:y1="6.5cm" svg:x2="6.5cm" svg:y2="6.5cm">
          <text:p/>
        </draw:line>
        <draw:line draw:style-name="gr7" draw:text-style-name="P4" draw:layer="layout" svg:x1="14.6cm" svg:y1="6.5cm" svg:x2="21cm" svg:y2="6.5cm">
          <text:p/>
        </draw:line>
        <draw:line draw:style-name="gr7" draw:text-style-name="P4" draw:layer="layout" svg:x1="10.5cm" svg:y1="2.6cm" svg:x2="10.5cm" svg:y2="5.6cm">
          <text:p/>
        </draw:line>
        <draw:custom-shape draw:style-name="gr8" draw:text-style-name="P9" draw:layer="layout" svg:width="21cm" svg:height="2.3cm" svg:x="0cm" svg:y="27.4cm">
          <text:p text:style-name="P4"><text:span text:style-name="T5">Footer with credi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6-07-28T15:15:11.901293259</meta:creation-date>
    <dc:date>2016-07-28T15:22:44.030063373</dc:date>
    <dc:creator>thomas </dc:creator>
    <meta:editing-duration>PT7M35S</meta:editing-duration>
    <meta:editing-cycles>1</meta:editing-cycles>
    <meta:document-statistic meta:object-count="12"/>
    <meta:generator>LibreOffice/4.3.3.2$Linux_X86_64 LibreOffice_project/430m0$Build-2</meta:generator>
  </office:meta>
</office:document-meta>
</file>